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fTask.Perf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fTask.getPad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fTask.setDisableCounting( boolean disableCoun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Perf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fTask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shouldNotRecord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runAndMaybeStats( boolean reportSta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erfTask.setDepth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ask.isDisableCou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getRu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ask.setParams( String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fTask.shouldNeverLogA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fTask.getMaxDepthLog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ask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